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.22736in" fo:padding-left="0in" fo:padding-right="0in" draw:textarea-vertical-align="middle" draw:textarea-horizontal-align="left" draw:fill="solid" draw:fill-color="#f9f9f9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8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3776ab" style:text-line-through-type="none" style:text-line-through-style="none" style:text-line-through-width="auto" style:text-line-through-color="font-color" style:text-position="0% 100%" fo:font-family="SourceSansPro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4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solid" draw:fill-color="#00b050" draw:opacity="100%" draw:stroke="none" draw:auto-grow-width="false" draw:auto-grow-heigh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3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79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79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83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4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5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8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3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8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4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7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84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5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52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5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52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9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63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63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7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6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6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6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5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5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6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7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7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7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7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0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0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0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76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8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8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77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60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5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0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82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8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8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3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78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3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8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</office:automatic-styles>
  <office:body>
    <office:presentation>
      <draw:page draw:name="Slide27" draw:style-name="a457" draw:master-page-name="Master1-Layout1-title-Title-Slide" presentation:presentation-page-layout-name="Master1-PPL1" draw:id="Slide-282">
        <draw:frame draw:id="id91" presentation:style-name="a461" draw:name="Title 3" svg:x="1in" svg:y="1.5in" svg:width="11.44444in" svg:height="2.10764in" presentation:class="title" presentation:placeholder="false">
          <draw:text-box>
            <text:p text:style-name="a460" text:class-names="" text:cond-style-name=""><text:span text:style-name="a458" text:class-names="">Python<text:s text:c="1"/></text:span><text:span text:style-name="a459" text:class-names=""/></text:p>
          </draw:text-box>
          <svg:title/>
          <svg:desc/>
        </draw:frame>
        <draw:frame draw:id="id92" presentation:style-name="a462" draw:name="Subtitle 4" svg:x="1in" svg:y="3.83333in" svg:width="9.33333in" svg:height="1.91667in" presentation:class="subtitle" presentation:placeholder="true">
          <draw:text-box/>
          <svg:title/>
          <svg:desc/>
        </draw:frame>
      </draw:page>
      <draw:page draw:name="Slide16" draw:style-name="a463" draw:master-page-name="Master1-Layout2-obj-Title-and-Content" presentation:presentation-page-layout-name="Master1-PPL2" draw:id="Slide-271">
        <draw:frame draw:id="id93" presentation:style-name="a467" draw:name="Title 1" svg:x="0.66667in" svg:y="0.40861in" svg:width="12in" svg:height="1.08333in" presentation:class="title" presentation:placeholder="false">
          <draw:text-box>
            <text:p text:style-name="a466" text:class-names="" text:cond-style-name=""><text:span text:style-name="a464" text:class-names="">Zen of Python</text:span><text:span text:style-name="a465" text:class-names=""/></text:p>
          </draw:text-box>
          <svg:title/>
          <svg:desc/>
        </draw:frame>
        <draw:frame draw:id="id94" presentation:style-name="a501" draw:name="Rectangle 1" svg:x="1.00758in" svg:y="2.65275in" svg:width="11.65909in" svg:height="3.2588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8" text:class-names="">Beautiful<text:s text:c="1"/></text:span><text:span text:style-name="a469" text:class-names="">is better than ugly.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Explicit is better than implicit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Simple is better than complex.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Complex is better than complicated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Flat is better than nested.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Sparse is better than dense.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Readability counts.</text:span></text:p>
              </text:list-item>
            </text:list>
            <text:list text:style-name="a493">
              <text:list-item>
                <text:p text:style-name="a492" text:class-names="" text:cond-style-name=""><text:span text:style-name="a490" text:class-names="">If<text:s text:c="1"/></text:span><text:span text:style-name="a491" text:class-names="">the implementation is hard to explain, it's a bad idea.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If the implementation is easy to explain, it may be a good idea.</text:span></text:p>
              </text:list-item>
            </text:list>
            <text:list text:style-name="a500">
              <text:list-item>
                <text:p text:style-name="a499" text:class-names="" text:cond-style-name=""><text:span text:style-name="a497" text:class-names="">Namespaces are one honking great idea -- let's do more of those!</text:span><text:span text:style-name="a498" text:class-names=""/></text:p>
              </text:list-item>
            </text:list>
          </draw:text-box>
          <svg:title/>
          <svg:desc/>
        </draw:frame>
      </draw:page>
      <draw:page draw:name="Slide26" draw:style-name="a502" draw:master-page-name="Master1-Layout2-obj-Title-and-Content" presentation:presentation-page-layout-name="Master1-PPL2" draw:id="Slide-281">
        <draw:frame draw:id="id95" presentation:style-name="a506" draw:name="Title 1" svg:x="0.66667in" svg:y="0.58333in" svg:width="12in" svg:height="1.08333in" presentation:class="title" presentation:placeholder="false">
          <draw:text-box>
            <text:p text:style-name="a505" text:class-names="" text:cond-style-name=""><text:span text:style-name="a503" text:class-names="">What is Python</text:span><text:span text:style-name="a504" text:class-names=""/></text:p>
          </draw:text-box>
          <svg:title/>
          <svg:desc/>
        </draw:frame>
        <draw:frame draw:id="id96" presentation:style-name="a537" draw:name="Content Placeholder 2" svg:x="0.66667in" svg:y="1.75in" svg:width="12in" svg:height="5.33333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Object Orientated Programming Language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REPL<text:s text:c="1"/></text:span></text:p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Read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Evaluate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Print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Loop</text:span></text:p>
                  </text:list-item>
                </text:list>
              </text:list-item>
            </text:list>
            <text:list text:style-name="a528">
              <text:list-item>
                <text:p text:style-name="a527" text:class-names="" text:cond-style-name=""><text:span text:style-name="a525" text:class-names="">DataTypes</text:span><text:span text:style-name="a526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29" text:class-names="">Some datatypes are classes (</text:span><text:span text:style-name="a530" text:class-names="">str</text:span><text:span text:style-name="a531" text:class-names="">)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You can make your own!</text:span></text:p>
              </text:list-item>
            </text:list>
          </draw:text-box>
          <svg:title/>
          <svg:desc/>
        </draw:frame>
      </draw:page>
      <draw:page draw:name="Slide1" draw:style-name="a538" draw:master-page-name="Master1-Layout1-title-Title-Slide" presentation:presentation-page-layout-name="Master1-PPL1" draw:id="Slide-256">
        <draw:frame draw:id="id97" presentation:style-name="a542" draw:name="Title 1" svg:x="1in" svg:y="1.5in" svg:width="11.44444in" svg:height="2.10764in" presentation:class="title" presentation:placeholder="false">
          <draw:text-box>
            <text:p text:style-name="a541" text:class-names="" text:cond-style-name=""><text:span text:style-name="a539" text:class-names="">Functions</text:span><text:span text:style-name="a540" text:class-names=""/></text:p>
          </draw:text-box>
          <svg:title/>
          <svg:desc/>
        </draw:frame>
        <draw:frame draw:id="id98" presentation:style-name="a543" draw:name="Subtitle 2" svg:x="1in" svg:y="3.83333in" svg:width="9.33333in" svg:height="1.91667in" presentation:class="subtitle" presentation:placeholder="true">
          <draw:text-box/>
          <svg:title/>
          <svg:desc/>
        </draw:frame>
      </draw:page>
      <draw:page draw:name="Slide25" draw:style-name="a544" draw:master-page-name="Master1-Layout2-obj-Title-and-Content" presentation:presentation-page-layout-name="Master1-PPL2" draw:id="Slide-280">
        <draw:frame draw:id="id99" presentation:style-name="a549" draw:name="Title 1" svg:x="0.66667in" svg:y="0.58333in" svg:width="12in" svg:height="1.08333in" presentation:class="title" presentation:placeholder="false">
          <draw:text-box>
            <text:p text:style-name="a548" text:class-names="" text:cond-style-name=""><text:span text:style-name="a545" text:class-names="">Variable<text:s text:c="1"/></text:span><text:span text:style-name="a546" text:class-names="">Scope</text:span><text:span text:style-name="a547" text:class-names=""/></text:p>
          </draw:text-box>
          <svg:title/>
          <svg:desc/>
        </draw:frame>
        <draw:frame draw:id="id100" presentation:style-name="a568" draw:name="Content Placeholder 2" svg:x="0.66667in" svg:y="1.75in" svg:width="12in" svg:height="5.33333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0" text:class-names="">A scope is a region of the<text:s text:c="1"/></text:span><text:span text:style-name="a551" text:class-names="">program, where<text:s text:c="1"/></text:span><text:span text:style-name="a552" text:class-names="">variables can be<text:s text:c="1"/></text:span><text:span text:style-name="a553" text:class-names="">declared and referenced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One example is: an Inside function block variables named in this area can only be referenced within the function.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ypes of variables</text:span></text:p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Local variables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Global variabl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569" draw:master-page-name="Master1-Layout2-obj-Title-and-Content" presentation:presentation-page-layout-name="Master1-PPL2" draw:id="Slide-269">
        <draw:frame draw:id="id101" presentation:style-name="a572" draw:name="Rectangle 3" svg:x="0.66667in" svg:y="0.58333in" svg:width="12in" svg:height="1.08333in" presentation:class="title" presentation:placeholder="false">
          <draw:text-box>
            <text:p text:style-name="a571" text:class-names="" text:cond-style-name=""><text:span text:style-name="a570" text:class-names="">Function Structure</text:span></text:p>
          </draw:text-box>
          <svg:title/>
          <svg:desc/>
        </draw:frame>
        <draw:frame draw:id="id102" presentation:style-name="a604" draw:name="Rectangle 2" svg:x="1.38636in" svg:y="1.83333in" svg:width="9.7803in" svg:height="5.41667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Function is a named sequence of statements that performs a desired operation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is operation is specified in a function definition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2" text:class-names="">def</text:span><text:span text:style-name="a583" text:class-names=""><text:tab/></text:span><text:span text:style-name="a584" text:class-names="">add_the_values</text:span><text:span text:style-name="a585" text:class-names="">(parameter1,parameter2,…):</text:span></text:p>
              </text:list-item>
            </text:list>
            <text:list text:style-name="a593">
              <text:list-item>
                <text:p text:style-name="a592" text:class-names="" text:cond-style-name=""><text:span text:style-name="a588" text:class-names=""><text:tab/></text:span><text:span text:style-name="a589" text:class-names=""><text:tab/></text:span><text:span text:style-name="a590" text:class-names="">'''Function documentation'''</text:span><text:span text:style-name="a591" text:class-names=""><text:tab/><text:tab/>statement1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tab/><text:tab/>statement2</text:span></text:p>
              </text:list-item>
            </text:list>
            <text:list text:style-name="a600">
              <text:list-item>
                <text:p text:style-name="a599" text:class-names="" text:cond-style-name=""><text:span text:style-name="a597" text:class-names=""><text:tab/></text:span><text:span text:style-name="a598" text:class-names=""><text:tab/>return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  <draw:frame draw:id="id103" draw:style-name="a607" draw:name="TextBox 1" svg:x="1.22101in" svg:y="3.76478in" svg:width="1.08333in" svg:height="0.33659in">
          <draw:text-box>
            <text:p text:style-name="a606" text:class-names="" text:cond-style-name=""><text:span text:style-name="a605" text:class-names="">keyword</text:span></text:p>
          </draw:text-box>
          <svg:title/>
          <svg:desc/>
        </draw:frame>
        <draw:frame draw:id="id104" draw:style-name="a611" draw:name="TextBox 4" svg:x="2.77273in" svg:y="3.76478in" svg:width="1.97101in" svg:height="0.33659in">
          <draw:text-box>
            <text:p text:style-name="a610" text:class-names="" text:cond-style-name=""><text:span text:style-name="a608" text:class-names="">Function_name</text:span><text:span text:style-name="a609" text:class-names=""/></text:p>
          </draw:text-box>
          <svg:title/>
          <svg:desc/>
        </draw:frame>
        <draw:frame draw:id="id105" draw:style-name="a614" draw:name="TextBox 5" svg:x="6.66667in" svg:y="3.76478in" svg:width="1.97101in" svg:height="0.33659in">
          <draw:text-box>
            <text:p text:style-name="a613" text:class-names="" text:cond-style-name=""><text:span text:style-name="a612" text:class-names="">Variable names</text:span></text:p>
          </draw:text-box>
          <svg:title/>
          <svg:desc/>
        </draw:frame>
        <draw:frame draw:id="id106" draw:style-name="a617" draw:name="TextBox 6" svg:x="2.55128in" svg:y="6.42842in" svg:width="1.97101in" svg:height="0.33659in">
          <draw:text-box>
            <text:p text:style-name="a616" text:class-names="" text:cond-style-name=""><text:span text:style-name="a615" text:class-names="">Return is optional</text:span></text:p>
          </draw:text-box>
          <svg:title/>
          <svg:desc/>
        </draw:frame>
        <draw:frame draw:id="id107" draw:style-name="a621" draw:name="TextBox 7" svg:x="7.79762in" svg:y="4.64998in" svg:width="1.97101in" svg:height="0.33659in">
          <draw:text-box>
            <text:p text:style-name="a620" text:class-names="" text:cond-style-name=""><text:span text:style-name="a618" text:class-names="">Doc String</text:span><text:span text:style-name="a619" text:class-names=""/></text:p>
          </draw:text-box>
          <svg:title/>
          <svg:desc/>
        </draw:frame>
      </draw:page>
      <draw:page draw:name="Slide15" draw:style-name="a622" draw:master-page-name="Master1-Layout2-obj-Title-and-Content" presentation:presentation-page-layout-name="Master1-PPL2" draw:id="Slide-270">
        <draw:frame draw:id="id108" presentation:style-name="a626" draw:name="Title 1" svg:x="0.66667in" svg:y="0.58333in" svg:width="12in" svg:height="1.08333in" presentation:class="title" presentation:placeholder="false">
          <draw:text-box>
            <text:p text:style-name="a625" text:class-names="" text:cond-style-name=""><text:span text:style-name="a623" text:class-names="">Function</text:span><text:span text:style-name="a624" text:class-names=""/></text:p>
          </draw:text-box>
          <svg:title/>
          <svg:desc/>
        </draw:frame>
        <draw:frame draw:id="id109" presentation:style-name="a646" draw:name="Content Placeholder 2" svg:x="0.66667in" svg:y="1.75in" svg:width="12in" svg:height="5.33333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Function is an organized block of reusable code that performs an action.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Keep your actions small.</text:span></text:p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3-5 statements</text:span></text:p>
                  </text:list-item>
                </text:list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Small actions provide more flexibility to your code and decreases the amount of code you write.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2" text:class-names="">Code that isn’t written can’t cause errors.</text:span><text:span text:style-name="a643" text:class-names=""/></text:p>
              </text:list-item>
            </text:list>
          </draw:text-box>
          <svg:title/>
          <svg:desc/>
        </draw:frame>
      </draw:page>
      <draw:page draw:name="Slide28" draw:style-name="a647" draw:master-page-name="Master1-Layout2-obj-Title-and-Content" presentation:presentation-page-layout-name="Master1-PPL2" draw:id="Slide-283">
        <draw:frame draw:id="id110" presentation:style-name="a651" draw:name="Title 1" svg:x="0.66667in" svg:y="0.58333in" svg:width="12in" svg:height="1.08333in" presentation:class="title" presentation:placeholder="false">
          <draw:text-box>
            <text:p text:style-name="a650" text:class-names="" text:cond-style-name=""><text:span text:style-name="a648" text:class-names="">Write your first function</text:span><text:span text:style-name="a649" text:class-names=""/></text:p>
          </draw:text-box>
          <svg:title/>
          <svg:desc/>
        </draw:frame>
        <draw:frame draw:id="id111" presentation:style-name="a673" draw:name="Content Placeholder 2" svg:x="0.66667in" svg:y="1.75in" svg:width="12in" svg:height="5.33333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2" text:class-names="">def</text:span><text:span text:style-name="a653" text:class-names=""><text:s text:c="1"/></text:span><text:span text:style-name="a654" text:class-names="">myFunction</text:span><text:span text:style-name="a655" text:class-names="">():</text:span></text:p>
              </text:list-item>
            </text:list>
            <text:list text:style-name="a661">
              <text:list-item>
                <text:p text:style-name="a660" text:class-names="" text:cond-style-name=""><text:span text:style-name="a658" text:class-names=""><text:tab/>print("Hello</text:span><text:span text:style-name="a659" text:class-names="">")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68" text:class-names="">myFunction</text:span><text:span text:style-name="a669" text:class-names="">()</text:span><text:span text:style-name="a670" text:class-names=""/></text:p>
              </text:list-item>
            </text:list>
          </draw:text-box>
          <svg:title/>
          <svg:desc/>
        </draw:frame>
      </draw:page>
      <draw:page draw:name="Slide29" draw:style-name="a674" draw:master-page-name="Master1-Layout2-obj-Title-and-Content" presentation:presentation-page-layout-name="Master1-PPL2" draw:id="Slide-284">
        <draw:frame draw:id="id112" presentation:style-name="a678" draw:name="Title 1" svg:x="0.66667in" svg:y="0.58333in" svg:width="12in" svg:height="1.08333in" presentation:class="title" presentation:placeholder="false">
          <draw:text-box>
            <text:p text:style-name="a677" text:class-names="" text:cond-style-name=""><text:span text:style-name="a675" text:class-names="">How functions work</text:span><text:span text:style-name="a676" text:class-names=""/></text:p>
          </draw:text-box>
          <svg:title/>
          <svg:desc/>
        </draw:frame>
        <draw:frame draw:id="id113" presentation:style-name="a718" draw:name="Content Placeholder 2" svg:x="0.66667in" svg:y="1.75in" svg:width="12in" svg:height="5.33333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Once a function is defined python the code is loaded in memory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5" text:class-names="">def</text:span><text:span text:style-name="a686" text:class-names=""><text:s text:c="1"/></text:span><text:span text:style-name="a687" text:class-names="">myFunction</text:span><text:span text:style-name="a688" text:class-names="">():</text:span></text:p>
              </text:list-item>
            </text:list>
            <text:list text:style-name="a694">
              <text:list-item>
                <text:p text:style-name="a693" text:class-names="" text:cond-style-name=""><text:span text:style-name="a691" text:class-names=""><text:tab/>print("Hello")</text:span><text:span text:style-name="a692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8" text:class-names="">Where is your function?</text:span><text:span text:style-name="a699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2" text:class-names="">l</text:span><text:span text:style-name="a703" text:class-names="">ocals</text:span><text:span text:style-name="a704" text:class-names="">()</text:span></text:p>
              </text:list-item>
            </text:list>
            <text:list text:style-name="a717">
              <text:list-item>
                <text:p text:style-name="a716" text:class-names="" text:cond-style-name=""><text:span text:style-name="a707" text:class-names="">{'</text:span><text:span text:style-name="a708" text:class-names="">myFunction</text:span><text:span text:style-name="a709" text:class-names="">': &lt;function<text:s text:c="1"/></text:span><text:span text:style-name="a710" text:class-names="">myFunction</text:span><text:span text:style-name="a711" text:class-names=""><text:s text:c="1"/>at 0x0000000002E21C88&gt;, '__</text:span><text:span text:style-name="a712" text:class-names="">builtins</text:span><text:span text:style-name="a713" text:class-names="">__': &lt;module '__</text:span><text:span text:style-name="a714" text:class-names="">builtin</text:span><text:span text:style-name="a715" text:class-names="">__' (built-in)&gt;, '__package__': None, '__name__': '__main__', '__doc__': None}</text:span></text:p>
              </text:list-item>
            </text:list>
          </draw:text-box>
          <svg:title/>
          <svg:desc/>
        </draw:frame>
      </draw:page>
      <draw:page draw:name="Slide30" draw:style-name="a719" draw:master-page-name="Master1-Layout2-obj-Title-and-Content" presentation:presentation-page-layout-name="Master1-PPL2" draw:id="Slide-285">
        <draw:frame draw:id="id114" presentation:style-name="a723" draw:name="Title 1" svg:x="0.66667in" svg:y="0.58333in" svg:width="12in" svg:height="1.08333in" presentation:class="title" presentation:placeholder="false">
          <draw:text-box>
            <text:p text:style-name="a722" text:class-names="" text:cond-style-name=""><text:span text:style-name="a720" text:class-names="">How functions work</text:span><text:span text:style-name="a721" text:class-names=""/></text:p>
          </draw:text-box>
          <svg:title/>
          <svg:desc/>
        </draw:frame>
        <draw:frame draw:id="id115" presentation:style-name="a758" draw:name="Content Placeholder 2" svg:x="0.66667in" svg:y="1.75in" svg:width="12in" svg:height="5.33333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In order to see the result of your function you must call it.</text:span></text:p>
              </text:list-item>
            </text:list>
            <text:list text:style-name="a730">
              <text:list-item>
                <text:p text:style-name="a729" text:class-names="" text:cond-style-name=""><text:span text:style-name="a727" text:class-names="">Calling the function means you type into the terminal the function name with the parameters as a tuple</text:span><text:span text:style-name="a728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4" text:class-names="">def</text:span><text:span text:style-name="a735" text:class-names=""><text:s text:c="1"/></text:span><text:span text:style-name="a736" text:class-names="">myFunction</text:span><text:span text:style-name="a737" text:class-names="">():</text:span></text:p>
              </text:list-item>
            </text:list>
            <text:list text:style-name="a743">
              <text:list-item>
                <text:p text:style-name="a742" text:class-names="" text:cond-style-name=""><text:span text:style-name="a740" text:class-names=""><text:tab/>print("Hello</text:span><text:span text:style-name="a741" text:class-names="">")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7" text:class-names="">myFunction</text:span><text:span text:style-name="a748" text:class-names="">()</text:span></text:p>
              </text:list-item>
            </text:list>
            <text:list text:style-name="a754">
              <text:list-item>
                <text:p text:style-name="a753" text:class-names="" text:cond-style-name=""><text:span text:style-name="a751" text:class-names="">Hello</text:span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31" draw:style-name="a759" draw:master-page-name="Master1-Layout2-obj-Title-and-Content" presentation:presentation-page-layout-name="Master1-PPL2" draw:id="Slide-286">
        <draw:frame draw:id="id116" presentation:style-name="a762" draw:name="Rectangle 2" svg:x="0.66667in" svg:y="0.58333in" svg:width="12in" svg:height="1.08333in" presentation:class="title" presentation:placeholder="false">
          <draw:text-box>
            <text:p text:style-name="a761" text:class-names="" text:cond-style-name=""><text:span text:style-name="a760" text:class-names="">Write a function and call it</text:span></text:p>
          </draw:text-box>
          <svg:title/>
          <svg:desc/>
        </draw:frame>
        <draw:frame draw:id="id117" presentation:style-name="a810" draw:name="Rectangle 3" svg:x="0.66667in" svg:y="1.75in" svg:width="12in" svg:height="5.33333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3" text:class-names="">&gt;&gt;&gt;<text:s text:c="1"/></text:span><text:span text:style-name="a764" text:class-names="">def</text:span><text:span text:style-name="a765" text:class-names=""><text:s text:c="1"/></text:span><text:span text:style-name="a766" text:class-names="">printYears</text:span><text:span text:style-name="a767" text:class-names="">():</text:span></text:p>
              </text:list-item>
            </text:list>
            <text:list text:style-name="a774">
              <text:list-item>
                <text:p text:style-name="a773" text:class-names="" text:cond-style-name=""><text:span text:style-name="a770" text:class-names="">... <text:tab/></text:span><text:span text:style-name="a771" text:class-names="">yrs</text:span><text:span text:style-name="a772" text:class-names=""><text:s text:c="1"/>= range(1980,2005,5)</text:span></text:p>
              </text:list-item>
            </text:list>
            <text:list text:style-name="a781">
              <text:list-item>
                <text:p text:style-name="a780" text:class-names="" text:cond-style-name=""><text:span text:style-name="a775" text:class-names="">... <text:tab/>for<text:s text:c="1"/></text:span><text:span text:style-name="a776" text:class-names="">yr</text:span><text:span text:style-name="a777" text:class-names=""><text:s text:c="1"/>in<text:s text:c="1"/></text:span><text:span text:style-name="a778" text:class-names="">yrs</text:span><text:span text:style-name="a779" text:class-names="">:</text:span></text:p>
              </text:list-item>
            </text:list>
            <text:list text:style-name="a786">
              <text:list-item>
                <text:p text:style-name="a785" text:class-names="" text:cond-style-name=""><text:span text:style-name="a782" text:class-names="">... <text:tab/><text:tab/>print<text:s text:c="1"/></text:span><text:span text:style-name="a783" text:class-names="">yr</text:span><text:span text:style-name="a784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... <text:tab/><text:tab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0" text:class-names="">&gt;&gt;&gt;<text:s text:c="1"/></text:span><text:span text:style-name="a791" text:class-names="">printYears</text:span><text:span text:style-name="a792" text:class-names="">()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1980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1985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1990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1995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2000</text:span></text:p>
              </text:list-item>
            </text:list>
          </draw:text-box>
          <svg:title/>
          <svg:desc/>
        </draw:frame>
      </draw:page>
      <draw:page draw:name="Slide32" draw:style-name="a811" draw:master-page-name="Master1-Layout2-obj-Title-and-Content" presentation:presentation-page-layout-name="Master1-PPL2" draw:id="Slide-287">
        <draw:frame draw:id="id118" presentation:style-name="a815" draw:name="Title 1" svg:x="0.66667in" svg:y="0.58333in" svg:width="12in" svg:height="1.08333in" presentation:class="title" presentation:placeholder="false">
          <draw:text-box>
            <text:p text:style-name="a814" text:class-names="" text:cond-style-name=""><text:span text:style-name="a812" text:class-names="">Functions can have parameters</text:span><text:span text:style-name="a813" text:class-names=""/></text:p>
          </draw:text-box>
          <svg:title/>
          <svg:desc/>
        </draw:frame>
        <draw:frame draw:id="id119" presentation:style-name="a852" draw:name="Content Placeholder 2" svg:x="0.66667in" svg:y="1.75in" svg:width="12in" svg:height="5.33333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A parameter is variable that only exists for the life of the loop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The type of the variable is defined by how you call it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25" text:class-names="">def</text:span><text:span text:style-name="a826" text:class-names=""><text:s text:c="1"/></text:span><text:span text:style-name="a827" text:class-names="">printMyYears</text:span><text:span text:style-name="a828" text:class-names="">(stop</text:span><text:span text:style-name="a829" text:class-names="">):</text:span><text:span text:style-name="a830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3" text:class-names="">... <text:tab/><text:tab/>for<text:s text:c="1"/></text:span><text:span text:style-name="a834" text:class-names="">yr</text:span><text:span text:style-name="a835" text:class-names=""><text:s text:c="1"/>in<text:s text:c="1"/></text:span><text:span text:style-name="a836" text:class-names="">range(stop</text:span><text:span text:style-name="a837" text:class-names="">):</text:span></text:p>
              </text:list-item>
            </text:list>
            <text:list text:style-name="a845">
              <text:list-item>
                <text:p text:style-name="a844" text:class-names="" text:cond-style-name=""><text:span text:style-name="a840" text:class-names="">...<text:s text:c="1"/></text:span><text:span text:style-name="a841" text:class-names=""><text:tab/><text:tab/><text:tab/>print<text:s text:c="1"/></text:span><text:span text:style-name="a842" text:class-names="">yr</text:span><text:span text:style-name="a843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... <text:tab/><text:tab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33" draw:style-name="a853" draw:master-page-name="Master1-Layout2-obj-Title-and-Content" presentation:presentation-page-layout-name="Master1-PPL2" draw:id="Slide-288">
        <draw:frame draw:id="id120" presentation:style-name="a857" draw:name="Title 1" svg:x="0.66667in" svg:y="0.58333in" svg:width="12in" svg:height="1.08333in" presentation:class="title" presentation:placeholder="false">
          <draw:text-box>
            <text:p text:style-name="a856" text:class-names="" text:cond-style-name=""><text:span text:style-name="a854" text:class-names="">Code It!</text:span><text:span text:style-name="a855" text:class-names=""/></text:p>
          </draw:text-box>
          <svg:title/>
          <svg:desc/>
        </draw:frame>
        <draw:frame draw:id="id121" presentation:style-name="a915" draw:name="Content Placeholder 2" svg:x="0.66667in" svg:y="1.75in" svg:width="12in" svg:height="5.33333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Call the function with an integer</text:span></text:p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1" text:class-names="">printMyYears</text:span><text:span text:style-name="a862" text:class-names="">(20)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/></text:p>
                  </text:list-item>
                </text:list>
              </text:list-item>
            </text:list>
            <text:list text:style-name="a872">
              <text:list-item>
                <text:p text:style-name="a871" text:class-names="" text:cond-style-name=""><text:span text:style-name="a868" text:class-names="">Call the function with<text:s text:c="1"/></text:span><text:span text:style-name="a869" text:class-names="">a decimal<text:s text:c="1"/></text:span><text:span text:style-name="a870" text:class-names=""/></text:p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3" text:class-names="">printMyYears</text:span><text:span text:style-name="a874" text:class-names="">(20.0)</text:span><text:span text:style-name="a875" text:class-names=""/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/></text:p>
                  </text:list-item>
                </text:list>
              </text:list-item>
            </text:list>
            <text:list text:style-name="a885">
              <text:list-item>
                <text:p text:style-name="a884" text:class-names="" text:cond-style-name=""><text:span text:style-name="a881" text:class-names="">Call the function with<text:s text:c="1"/></text:span><text:span text:style-name="a882" text:class-names="">a string</text:span><text:span text:style-name="a883" text:class-names=""/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6" text:class-names="">printMyYears</text:span><text:span text:style-name="a887" text:class-names="">(“20”)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ext:list-item>
            </text:list>
            <text:list text:style-name="a899">
              <text:list-item>
                <text:p text:style-name="a898" text:class-names="" text:cond-style-name=""><text:span text:style-name="a893" text:class-names="">Is the variable<text:s text:c="1"/></text:span><text:span text:style-name="a894" text:class-names="">yr</text:span><text:span text:style-name="a895" text:class-names=""><text:s text:c="1"/>in local</text:span><text:span text:style-name="a896" text:class-names="">()?</text:span><text:span text:style-name="a897" text:class-names=""/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0" text:class-names="">l</text:span><text:span text:style-name="a901" text:class-names="">ocal</text:span><text:span text:style-name="a902" text:class-names="">()</text:span><text:span text:style-name="a903" text:class-names=""/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/></text:p>
                  </text:list-item>
                </text:list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34" draw:style-name="a916" draw:master-page-name="Master1-Layout2-obj-Title-and-Content" presentation:presentation-page-layout-name="Master1-PPL2" draw:id="Slide-289">
        <draw:frame draw:id="id122" draw:style-name="a919" draw:name="Text Box 2" svg:x="2.33333in" svg:y="4.58333in" svg:width="0.20139in" svg:height="0.40104in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23" presentation:style-name="a922" draw:name="Rectangle 3" svg:x="0.66667in" svg:y="0.58333in" svg:width="12in" svg:height="1.08333in" presentation:class="title" presentation:placeholder="false">
          <draw:text-box>
            <text:p text:style-name="a921" text:class-names="" text:cond-style-name=""><text:span text:style-name="a920" text:class-names="">Functions can have multiple parameters</text:span></text:p>
          </draw:text-box>
          <svg:title/>
          <svg:desc/>
        </draw:frame>
        <draw:frame draw:id="id124" presentation:style-name="a980" draw:name="Rectangle 4" svg:x="2.79167in" svg:y="1.66667in" svg:width="7.875in" svg:height="5.5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Functions with parameters</text:span></text:p>
              </text:list-item>
            </text:list>
            <text:list text:style-name="a933">
              <text:list-item>
                <text:p text:style-name="a932" text:class-names="" text:cond-style-name=""><text:span text:style-name="a926" text:class-names="">&gt;&gt;&gt;<text:s text:c="1"/></text:span><text:span text:style-name="a927" text:class-names="">def</text:span><text:span text:style-name="a928" text:class-names=""><text:s text:c="1"/></text:span><text:span text:style-name="a929" text:class-names="">printMyYears</text:span><text:span text:style-name="a930" text:class-names="">(start, stop,<text:s text:c="1"/></text:span><text:span text:style-name="a931" text:class-names="">step=1):</text:span></text:p>
              </text:list-item>
            </text:list>
            <text:list text:style-name="a938">
              <text:list-item>
                <text:p text:style-name="a937" text:class-names="" text:cond-style-name=""><text:span text:style-name="a934" text:class-names="">... <text:tab/><text:tab/></text:span><text:span text:style-name="a935" text:class-names="">yrs</text:span><text:span text:style-name="a936" text:class-names=""><text:s text:c="1"/>= range(start, stop + 1, step)</text:span></text:p>
              </text:list-item>
            </text:list>
            <text:list text:style-name="a945">
              <text:list-item>
                <text:p text:style-name="a944" text:class-names="" text:cond-style-name=""><text:span text:style-name="a939" text:class-names="">... <text:tab/><text:tab/>for<text:s text:c="1"/></text:span><text:span text:style-name="a940" text:class-names="">yr</text:span><text:span text:style-name="a941" text:class-names=""><text:s text:c="1"/>in<text:s text:c="1"/></text:span><text:span text:style-name="a942" text:class-names="">yrs</text:span><text:span text:style-name="a943" text:class-names="">:</text:span></text:p>
              </text:list-item>
            </text:list>
            <text:list text:style-name="a950">
              <text:list-item>
                <text:p text:style-name="a949" text:class-names="" text:cond-style-name=""><text:span text:style-name="a946" text:class-names="">... <text:tab/><text:tab/><text:tab/>print<text:s text:c="1"/></text:span><text:span text:style-name="a947" text:class-names="">yr</text:span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... <text:tab/><text:tab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4" text:class-names="">&gt;&gt;&gt;<text:s text:c="1"/></text:span><text:span text:style-name="a955" text:class-names="">printMyYears</text:span><text:span text:style-name="a956" text:class-names="">(1920,1926)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1920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1921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1922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1923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1924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1925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1926</text:span></text:p>
              </text:list-item>
            </text:list>
          </draw:text-box>
          <svg:title/>
          <svg:desc/>
        </draw:frame>
      </draw:page>
      <draw:page draw:name="Slide35" draw:style-name="a981" draw:master-page-name="Master1-Layout2-obj-Title-and-Content" presentation:presentation-page-layout-name="Master1-PPL2" draw:id="Slide-290">
        <draw:frame draw:id="id125" presentation:style-name="a985" draw:name="Title 1" svg:x="0.66667in" svg:y="0.58333in" svg:width="12in" svg:height="1.08333in" presentation:class="title" presentation:placeholder="false">
          <draw:text-box>
            <text:p text:style-name="a984" text:class-names="" text:cond-style-name=""><text:span text:style-name="a982" text:class-names="">Code It -- Write a Function</text:span><text:span text:style-name="a983" text:class-names=""/></text:p>
          </draw:text-box>
          <svg:title/>
          <svg:desc/>
        </draw:frame>
        <draw:frame draw:id="id126" presentation:style-name="a1030" draw:name="Content Placeholder 2" svg:x="0.66667in" svg:y="1.75in" svg:width="12in" svg:height="5.33333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Define a grid as 2 dimensional list</text:span></text:p>
              </text:list-item>
            </text:list>
            <text:list text:style-name="a999">
              <text:list-item>
                <text:p text:style-name="a998" text:class-names="" text:cond-style-name=""><text:span text:style-name="a989" text:class-names="">grid<text:s text:c="1"/></text:span><text:span text:style-name="a990" text:class-names="">= [[1,2,0</text:span><text:span text:style-name="a991" text:class-names="">], <text:s text:c="1"/></text:span><text:span text:style-name="a992" text:class-names="">[0,2,3</text:span><text:span text:style-name="a993" text:class-names="">],<text:s text:c="1"/></text:span><text:span text:style-name="a994" text:class-names="">[1,0,5</text:span><text:span text:style-name="a995" text:class-names="">],<text:s text:c="1"/></text:span><text:span text:style-name="a996" text:class-names="">[2,0,0</text:span><text:span text:style-name="a997" text:class-names="">]]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0" text:class-names="">Convert the grid to a<text:s text:c="1"/></text:span><text:span text:style-name="a1001" text:class-names="">numpy</text:span><text:span text:style-name="a1002" text:class-names=""><text:s text:c="1"/></text:span><text:span text:style-name="a1003" text:class-names="">object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06" text:class-names="">theGrid</text:span><text:span text:style-name="a1007" text:class-names=""><text:s text:c="1"/>=<text:s text:c="1"/></text:span><text:span text:style-name="a1008" text:class-names="">np.array</text:span><text:span text:style-name="a1009" text:class-names="">(grid,<text:s text:c="1"/></text:span><text:span text:style-name="a1010" text:class-names="">dtype</text:span><text:span text:style-name="a1011" text:class-names="">=</text:span><text:span text:style-name="a1012" text:class-names="">np.float</text:span><text:span text:style-name="a1013" text:class-names="">)</text:span><text:span text:style-name="a1014" text:class-names=""/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/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Write a function that calculates and returns the sum of the grid</text:span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3" text:class-names="">Input parameter = inGrid</text:span><text:span text:style-name="a1024" text:class-names=""/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6" draw:style-name="a1031" draw:master-page-name="Master1-Layout2-obj-Title-and-Content" presentation:presentation-page-layout-name="Master1-PPL2" draw:id="Slide-291">
        <draw:frame draw:id="id127" presentation:style-name="a1034" draw:name="Rectangle 2" svg:x="0.66667in" svg:y="0.58333in" svg:width="12in" svg:height="1.08333in" presentation:class="title" presentation:placeholder="false">
          <draw:text-box>
            <text:p text:style-name="a1033" text:class-names="" text:cond-style-name=""><text:span text:style-name="a1032" text:class-names="">User-defined function: example</text:span></text:p>
          </draw:text-box>
          <svg:title/>
          <svg:desc/>
        </draw:frame>
        <draw:frame draw:id="id128" presentation:style-name="a1114" draw:name="Content Placeholder 1" svg:x="0.66667in" svg:y="1.75in" svg:width="12in" svg:height="5.33333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5" text:class-names="">import<text:s text:c="1"/></text:span><text:span text:style-name="a1036" text:class-names="">numpy</text:span><text:span text:style-name="a1037" text:class-names=""><text:s text:c="1"/>as np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46" text:class-names="">def</text:span><text:span text:style-name="a1047" text:class-names=""><text:s text:c="1"/></text:span><text:span text:style-name="a1048" text:class-names="">gridSum</text:span><text:span text:style-name="a1049" text:class-names="">(</text:span><text:span text:style-name="a1050" text:class-names="">inGrid</text:span><text:span text:style-name="a1051" text:class-names="">):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<text:s text:c="4"/>'''This function return the sum of the grid '''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57" text:class-names=""><text:s text:c="4"/></text:span><text:span text:style-name="a1058" text:class-names="">theSum</text:span><text:span text:style-name="a1059" text:class-names=""><text:s text:c="1"/>=<text:s text:c="1"/></text:span><text:span text:style-name="a1060" text:class-names="">inGrid.sum</text:span><text:span text:style-name="a1061" text:class-names="">()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4" text:class-names=""><text:s text:c="4"/>return<text:s text:c="1"/></text:span><text:span text:style-name="a1065" text:class-names="">theSum</text:span><text:span text:style-name="a1066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69" text:class-names=""><text:s text:c="2"/></text:span><text:span text:style-name="a1070" text:class-names=""/></text:p>
              </text:list-item>
            </text:list>
            <text:list text:style-name="a1076">
              <text:list-item>
                <text:p text:style-name="a1075" text:class-names="" text:cond-style-name=""><text:span text:style-name="a1073" text:class-names="">grid<text:s text:c="1"/></text:span><text:span text:style-name="a1074" text:class-names="">= [ [1,2,3], [0,2,3], [1,0,0], [2,2,3] ]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91">
              <text:list-item>
                <text:p text:style-name="a1090" text:class-names="" text:cond-style-name=""><text:span text:style-name="a1080" text:class-names="">theGrid</text:span><text:span text:style-name="a1081" text:class-names=""><text:s text:c="1"/></text:span><text:span text:style-name="a1082" text:class-names="">=<text:s text:c="1"/></text:span><text:span text:style-name="a1083" text:class-names="">np.array</text:span><text:span text:style-name="a1084" text:class-names="">(grid</text:span><text:span text:style-name="a1085" text:class-names="">,<text:s text:c="1"/></text:span><text:span text:style-name="a1086" text:class-names="">dtype</text:span><text:span text:style-name="a1087" text:class-names="">=</text:span><text:span text:style-name="a1088" text:class-names="">np.float</text:span><text:span text:style-name="a1089" text:class-names="">)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095" text:class-names="">avalue</text:span><text:span text:style-name="a1096" text:class-names=""><text:s text:c="1"/>=<text:s text:c="1"/></text:span><text:span text:style-name="a1097" text:class-names="">gridSum</text:span><text:span text:style-name="a1098" text:class-names="">(</text:span><text:span text:style-name="a1099" text:class-names="">theGrid</text:span><text:span text:style-name="a1100" text:class-names="">)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3" text:class-names="">print(</text:span><text:span text:style-name="a1104" text:class-names="">avalue</text:span><text:span text:style-name="a1105" text:class-names="">)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37" draw:style-name="a1115" draw:master-page-name="Master1-Layout2-obj-Title-and-Content" presentation:presentation-page-layout-name="Master1-PPL2" draw:id="Slide-292">
        <draw:frame draw:id="id129" presentation:style-name="a1119" draw:name="Title 1" svg:x="0.66667in" svg:y="0.58333in" svg:width="12in" svg:height="1.08333in" presentation:class="title" presentation:placeholder="false">
          <draw:text-box>
            <text:p text:style-name="a1118" text:class-names="" text:cond-style-name=""><text:span text:style-name="a1116" text:class-names="">Code It -- Write a Function</text:span><text:span text:style-name="a1117" text:class-names=""/></text:p>
          </draw:text-box>
          <svg:title/>
          <svg:desc/>
        </draw:frame>
        <draw:frame draw:id="id130" presentation:style-name="a1141" draw:name="Content Placeholder 2" svg:x="0.66667in" svg:y="1.75in" svg:width="12in" svg:height="5.33333in" presentation:class="outline" presentation:placeholder="false">
          <draw:text-box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Write a new function that calculates and returns the sum for a row.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3" text:class-names=""/></text:p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6" text:class-names="">Input parameters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29" text:class-names=""><text:tab/></text:span><text:span text:style-name="a1130" text:class-names="">inGrid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3" text:class-names=""><text:tab/></text:span><text:span text:style-name="a1134" text:class-names="">row</text:span><text:span text:style-name="a1135" text:class-names=""/></text:p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1142" draw:master-page-name="Master1-Layout2-obj-Title-and-Content" presentation:presentation-page-layout-name="Master1-PPL2" draw:id="Slide-257">
        <draw:frame draw:id="id131" presentation:style-name="a1146" draw:name="Title 1" svg:x="0.66667in" svg:y="0.58333in" svg:width="12in" svg:height="1.08333in" presentation:class="title" presentation:placeholder="false">
          <draw:text-box>
            <text:p text:style-name="a1145" text:class-names="" text:cond-style-name=""><text:span text:style-name="a1143" text:class-names="">Function Scope</text:span><text:span text:style-name="a1144" text:class-names=""/></text:p>
          </draw:text-box>
          <svg:title/>
          <svg:desc/>
        </draw:frame>
        <draw:frame draw:id="id132" presentation:style-name="a1165" draw:name="Content Placeholder 2" svg:x="0.66667in" svg:y="1.75in" svg:width="12in" svg:height="5.33333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7" text:class-names="">Not all variables are accessible in all parts of the program.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A variables lifetime is defined by how and where it is defined – that is its scope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Variables – Functions or objects tied to a namespace that are defined in the main body of the script are global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Only object, functions, classes should be in the global namespace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Variables defined within the function has a local namespace. They are accessible from when that function is defined and exist as long as the function executes.</text:span></text:p>
              </text:list-item>
            </text:list>
          </draw:text-box>
          <svg:title/>
          <svg:desc/>
        </draw:frame>
      </draw:page>
      <draw:page draw:name="Slide38" draw:style-name="a1166" draw:master-page-name="Master1-Layout2-obj-Title-and-Content" presentation:presentation-page-layout-name="Master1-PPL2" draw:id="Slide-293">
        <draw:frame draw:id="id133" presentation:style-name="a1170" draw:name="Title 1" svg:x="0.66667in" svg:y="0.58333in" svg:width="12in" svg:height="1.08333in" presentation:class="title" presentation:placeholder="false">
          <draw:text-box>
            <text:p text:style-name="a1169" text:class-names="" text:cond-style-name=""><text:span text:style-name="a1167" text:class-names="">Scope</text:span><text:span text:style-name="a1168" text:class-names=""/></text:p>
          </draw:text-box>
          <svg:title/>
          <svg:desc/>
        </draw:frame>
        <draw:frame draw:id="id134" presentation:style-name="a1190" draw:name="Content Placeholder 2" svg:x="0.66667in" svg:y="1.75in" svg:width="12in" svg:height="5.33333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Scope is defined as length of time that a variable/function/object can be referenced.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Scope is either global or local</text:span></text:p>
              </text:list-item>
            </text:list>
            <text:list text:style-name="a1179">
              <text:list-item>
                <text:list text:style-name="a1179">
                  <text:list-item>
                    <text:p text:style-name="a1178" text:class-names="" text:cond-style-name=""><text:span text:style-name="a1177" text:class-names="">Global means that it is every and can be called, accessed, and modified everywhere</text:span></text:p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p text:style-name="a1182" text:class-names="" text:cond-style-name=""><text:span text:style-name="a1180" text:class-names="">Global scope is dangerous and should be avoided</text:span><text:span text:style-name="a1181" text:class-names="">.</text:span></text:p>
                      </text:list-item>
                    </text:list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p text:style-name="a1185" text:class-names="" text:cond-style-name=""><text:span text:style-name="a1184" text:class-names="">Local means that its scope is limited.</text:span></text:p>
                  </text:list-item>
                </text:list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in" svg:y="1.5in" svg:width="11.44444in" svg:height="2.10764in"/>
      <presentation:placeholder presentation:object="subtitle" svg:x="1in" svg:y="3.83333in" svg:width="9.33333in" svg:height="1.9166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2" style:display-name="Title and Content">
      <presentation:placeholder presentation:object="title" svg:x="0.66667in" svg:y="0.58333in" svg:width="12in" svg:height="1.08333in"/>
      <presentation:placeholder presentation:object="object" svg:x="0.66667in" svg:y="1.75in" svg:width="12in" svg:height="5.33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3" style:display-name="Section Header">
      <presentation:placeholder presentation:object="title" svg:x="1.05324in" svg:y="2.58333in" svg:width="11.33333in" svg:height="2.40625in"/>
      <presentation:placeholder presentation:object="outline" svg:x="1.05324in" svg:y="5.06in" svg:width="11.33333in" svg:height="1.64062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4" style:display-name="Two Content">
      <presentation:placeholder presentation:object="title" svg:x="0.66667in" svg:y="0.58333in" svg:width="12in" svg:height="1.08333in"/>
      <presentation:placeholder presentation:object="object" svg:x="0.66667in" svg:y="1.83in" svg:width="5.88889in" svg:height="5.16in"/>
      <presentation:placeholder presentation:object="object" svg:x="6.77778in" svg:y="1.83in" svg:width="5.88889in" svg:height="5.16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5" style:display-name="Comparison">
      <presentation:placeholder presentation:object="title" svg:x="0.66667in" svg:y="0.58333in" svg:width="12in" svg:height="1.08333in"/>
      <presentation:placeholder presentation:object="outline" svg:x="0.66667in" svg:y="1.83333in" svg:width="5.73333in" svg:height="0.69965in"/>
      <presentation:placeholder presentation:object="object" svg:x="0.66667in" svg:y="2.66667in" svg:width="5.73333in" svg:height="4.32118in"/>
      <presentation:placeholder presentation:object="outline" svg:x="6.93333in" svg:y="1.83333in" svg:width="5.73333in" svg:height="0.69965in"/>
      <presentation:placeholder presentation:object="object" svg:x="6.93333in" svg:y="2.66667in" svg:width="5.73333in" svg:height="4.32118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6" style:display-name="Title Only">
      <presentation:placeholder presentation:object="title" svg:x="0.66667in" svg:y="0.58333in" svg:width="12in" svg:height="1.08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7" style:display-name="Blank"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8" style:display-name="Content with Caption">
      <presentation:placeholder presentation:object="title" svg:x="0.66667in" svg:y="0.86623in" svg:width="3.12in" svg:height="1.38in"/>
      <presentation:placeholder presentation:object="object" svg:x="4.33333in" svg:y="0.86623in" svg:width="8.33333in" svg:height="6.1in"/>
      <presentation:placeholder presentation:object="outline" svg:x="0.66667in" svg:y="2.33in" svg:width="3.12in" svg:height="4.6408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9" style:display-name="Picture with Caption">
      <presentation:placeholder presentation:object="title" svg:x="0.66667in" svg:y="0.86667in" svg:width="3.12435in" svg:height="1.38333in"/>
      <presentation:placeholder presentation:object="graphic" svg:x="4.16829in" svg:y="0.91667in" svg:width="8.60949in" svg:height="6.01537in"/>
      <presentation:placeholder presentation:object="outline" svg:x="0.66667in" svg:y="2.33333in" svg:width="3.12in" svg:height="4.64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10" style:display-name="Title and Vertical Text">
      <presentation:placeholder presentation:object="title" svg:x="0.66667in" svg:y="0.58333in" svg:width="12in" svg:height="1.08333in"/>
      <presentation:placeholder presentation:object="outline" svg:x="0.66667in" svg:y="1.75in" svg:width="12in" svg:height="5.33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11" style:display-name="Vertical Title and Text">
      <presentation:placeholder presentation:object="title" svg:x="9.66667in" svg:y="0.66667in" svg:width="3in" svg:height="6.41667in"/>
      <presentation:placeholder presentation:object="outline" svg:x="0.66667in" svg:y="0.66667in" svg:width="8.77778in" svg:height="6.4166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default-style style:family="graphic">
      <style:graphic-properties draw:fill="solid" draw:fill-color="#93a299" draw:opacity="100%" draw:stroke="solid" svg:stroke-width="0.0289in" svg:stroke-color="#6b766f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d2533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none" draw:stroke="solid" svg:stroke-width="0.02083in" svg:stroke-color="#d2533c" svg:stroke-opacity="100%" svg:stroke-linecap="butt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none" draw:stroke="solid" svg:stroke-width="0.02083in" svg:stroke-color="#f3f2dc" svg:stroke-opacity="100%" svg:stroke-linecap="butt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graphic" style:name="a258">
      <style:graphic-properties draw:fill="none" draw:stroke="solid" svg:stroke-width="0.02083in" svg:stroke-color="#d2533c" svg:stroke-opacity="100%" svg:stroke-linecap="butt"/>
    </style:style>
    <style:style style:family="text" style:name="a3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none" draw:stroke="solid" svg:stroke-width="0.02083in" svg:stroke-color="#d2533c" svg:stroke-opacity="100%" svg:stroke-linecap="butt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4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9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0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_5578_2017" style:page-layout-name="pageLayout1" draw:style-name="a0">
      <draw:custom-shape svg:x="0in" svg:y="0.24145in" svg:width="13.33333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66667in" svg:y="0.58333in" svg:width="12in" svg:height="1.08333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66667in" svg:y="1.75in" svg:width="12in" svg:height="5.333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3.33333in" svg:height="0.4in" draw:id="id3" draw:style-name="a27" draw:name="Rectangle 6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Date Placeholder 3" svg:x="0.66667in" svg:y="0.02in" svg:width="4.22222in" svg:height="0.36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10/5/2017</text:date></text:span><text:span text:style-name="a30" text:class-names=""/></text:p>
        </draw:text-box>
        <svg:title/>
        <svg:desc/>
      </draw:frame>
      <draw:frame draw:id="id5" presentation:style-name="a35" draw:name="Footer Placeholder 4" svg:x="5in" svg:y="0.02in" svg:width="6in" svg:height="0.36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9" draw:name="Slide Number Placeholder 5" svg:x="11.11111in" svg:y="0.02in" svg:width="1.55556in" svg:height="0.36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</style:master-page>
    <style:master-page style:name="Master1-Layout1-title-Title-Slide" style:page-layout-name="pageLayout1" draw:style-name="a40">
      <draw:custom-shape svg:x="0in" svg:y="0.24145in" svg:width="13.33333in" svg:height="0.25in" draw:id="id7" draw:layer="Master1-bg" draw:style-name="a43" draw:name="Rectangle 8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8" draw:layer="Master1-bg" draw:style-name="a46" draw:name="Rectangle 9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Title 1" svg:x="1in" svg:y="1.5in" svg:width="11.44444in" svg:height="2.10764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0" presentation:style-name="a54" draw:name="Subtitle 2" svg:x="1in" svg:y="3.83333in" svg:width="9.33333in" svg:height="1.91667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1" presentation:style-name="a59" draw:name="Date Placeholder 3" svg:x="0.66667in" svg:y="0.02in" svg:width="4.22222in" svg:height="0.36in" presentation:class="date-time" presentation:placeholder="false">
        <draw:text-box>
          <text:p text:style-name="a58" text:class-names="" text:cond-style-name=""><text:span text:style-name="a55" text:class-names=""><text:date text:fixed="false" style:data-style-name="a56">10/5/2017</text:date></text:span><text:span text:style-name="a57" text:class-names=""/></text:p>
        </draw:text-box>
        <svg:title/>
        <svg:desc/>
      </draw:frame>
      <draw:frame draw:id="id12" presentation:style-name="a62" draw:name="Footer Placeholder 4" svg:x="5in" svg:y="0.02in" svg:width="6in" svg:height="0.36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3" presentation:style-name="a66" draw:name="Slide Number Placeholder 5" svg:x="11.11111in" svg:y="0.02in" svg:width="1.55556in" svg:height="0.36in" presentation:class="page-number" presentation:placeholder="false">
        <draw:text-box>
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</draw:text-box>
        <svg:title/>
        <svg:desc/>
      </draw:frame>
      <draw:connector draw:type="line" svg:x1="1in" svg:y1="3.71667in" svg:x2="12.44444in" svg:y2="3.7184in" draw:id="id14" draw:style-name="a67" draw:name="Straight Connector 7">
        <svg:title/>
        <svg:desc/>
      </draw:connector>
    </style:master-page>
    <style:master-page style:name="Master1-Layout2-obj-Title-and-Content" style:page-layout-name="pageLayout1" draw:style-name="a68">
      <draw:custom-shape svg:x="0in" svg:y="0.24145in" svg:width="13.33333in" svg:height="0.25in" draw:id="id15" draw:layer="Master1-bg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16" draw:layer="Master1-bg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78" draw:name="Title 1" svg:x="0.66667in" svg:y="0.58333in" svg:width="12in" svg:height="1.08333in" presentation:class="title" presentation:placeholder="false">
        <draw:text-box>
          <text:p text:style-name="a77" text:class-names="" text:cond-style-name=""><text:span text:style-name="a75" text:class-names="">Click to edit Master title style</text:span><text:span text:style-name="a76" text:class-names=""/></text:p>
        </draw:text-box>
        <svg:title/>
        <svg:desc/>
      </draw:frame>
      <draw:frame draw:id="id18" presentation:style-name="a95" draw:name="Content Placeholder 2" svg:x="0.66667in" svg:y="1.75in" svg:width="12in" svg:height="5.33333in" presentation:class="object" presentation:placeholder="false">
        <draw:text-box>
          <text:list text:style-name="a81">
            <text:list-item>
              <text:p text:style-name="a80" text:class-names="" text:cond-style-name=""><text:span text:style-name="a79" text:class-names="">Edit Master text styles</text:span></text:p>
            </text:list-item>
          </text:list>
          <text:list text:style-name="a84">
            <text:list-item>
              <text:list text:style-name="a84">
                <text:list-item>
                  <text:p text:style-name="a83" text:class-names="" text:cond-style-name=""><text:span text:style-name="a82" text:class-names="">Second level</text:span></text:p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p text:style-name="a86" text:class-names="" text:cond-style-name=""><text:span text:style-name="a85" text:class-names="">Third level</text:span></text:p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p text:style-name="a89" text:class-names="" text:cond-style-name=""><text:span text:style-name="a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list text:style-name="a94">
                            <text:list-item>
                              <text:p text:style-name="a93" text:class-names="" text:cond-style-name=""><text:span text:style-name="a91" text:class-names="">Fifth level</text:span><text:span text:style-name="a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00" draw:name="Date Placeholder 3" svg:x="0.66667in" svg:y="0.02in" svg:width="4.22222in" svg:height="0.36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10/5/2017</text:date></text:span><text:span text:style-name="a98" text:class-names=""/></text:p>
        </draw:text-box>
        <svg:title/>
        <svg:desc/>
      </draw:frame>
      <draw:frame draw:id="id20" presentation:style-name="a103" draw:name="Footer Placeholder 4" svg:x="5in" svg:y="0.02in" svg:width="6in" svg:height="0.36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1" presentation:style-name="a107" draw:name="Slide Number Placeholder 5" svg:x="11.11111in" svg:y="0.02in" svg:width="1.55556in" svg:height="0.36in" presentation:class="page-number" presentation:placeholder="false">
        <draw:text-box>
          <text:p text:style-name="a106" text:class-names="" text:cond-style-name=""><text:span text:style-name="a104" text:class-names=""><text:page-number style:num-format="1" text:fixed="false">‹#›</text:page-number></text:span><text:span text:style-name="a105" text:class-names=""/></text:p>
        </draw:text-box>
        <svg:title/>
        <svg:desc/>
      </draw:frame>
    </style:master-page>
    <style:master-page style:name="Master1-Layout3-secHead-Section-Header" style:page-layout-name="pageLayout1" draw:style-name="a108">
      <draw:custom-shape svg:x="0in" svg:y="0.24145in" svg:width="13.33333in" svg:height="0.25in" draw:id="id22" draw:layer="Master1-bg" draw:style-name="a111" draw:name="Rectangle 7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23" draw:layer="Master1-bg" draw:style-name="a114" draw:name="Rectangle 8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18" draw:name="Title 1" svg:x="1.05324in" svg:y="2.58333in" svg:width="11.33333in" svg:height="2.40625in" presentation:class="title" presentation:placeholder="false">
        <draw:text-box>
          <text:p text:style-name="a117" text:class-names="" text:cond-style-name=""><text:span text:style-name="a115" text:class-names="">Click to edit Master title style</text:span><text:span text:style-name="a116" text:class-names=""/></text:p>
        </draw:text-box>
        <svg:title/>
        <svg:desc/>
      </draw:frame>
      <draw:frame draw:id="id25" presentation:style-name="a122" draw:name="Text Placeholder 2" svg:x="1.05324in" svg:y="5.06in" svg:width="11.33333in" svg:height="1.64062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 Master text styles</text:span></text:p>
            </text:list-item>
          </text:list>
        </draw:text-box>
        <svg:title/>
        <svg:desc/>
      </draw:frame>
      <draw:frame draw:id="id26" presentation:style-name="a127" draw:name="Date Placeholder 3" svg:x="0.66667in" svg:y="0.02in" svg:width="4.22222in" svg:height="0.36in" presentation:class="date-time" presentation:placeholder="false">
        <draw:text-box>
          <text:p text:style-name="a126" text:class-names="" text:cond-style-name=""><text:span text:style-name="a123" text:class-names=""><text:date text:fixed="false" style:data-style-name="a124">10/5/2017</text:date></text:span><text:span text:style-name="a125" text:class-names=""/></text:p>
        </draw:text-box>
        <svg:title/>
        <svg:desc/>
      </draw:frame>
      <draw:frame draw:id="id27" presentation:style-name="a130" draw:name="Footer Placeholder 4" svg:x="5in" svg:y="0.02in" svg:width="6in" svg:height="0.36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8" presentation:style-name="a134" draw:name="Slide Number Placeholder 5" svg:x="11.11111in" svg:y="0.02in" svg:width="1.55556in" svg:height="0.36in" presentation:class="page-number" presentation:placeholder="false">
        <draw:text-box>
          <text:p text:style-name="a133" text:class-names="" text:cond-style-name=""><text:span text:style-name="a131" text:class-names=""><text:page-number style:num-format="1" text:fixed="false">‹#›</text:page-number></text:span><text:span text:style-name="a132" text:class-names=""/></text:p>
        </draw:text-box>
        <svg:title/>
        <svg:desc/>
      </draw:frame>
      <draw:connector draw:type="line" svg:x1="1.06667in" svg:y1="5.03in" svg:x2="12.51111in" svg:y2="5.03174in" draw:id="id29" draw:style-name="a135" draw:name="Straight Connector 6">
        <svg:title/>
        <svg:desc/>
      </draw:connector>
    </style:master-page>
    <style:master-page style:name="Master1-Layout4-twoObj-Two-Content" style:page-layout-name="pageLayout1" draw:style-name="a136">
      <draw:custom-shape svg:x="0in" svg:y="0.24145in" svg:width="13.33333in" svg:height="0.25in" draw:id="id30" draw:layer="Master1-bg" draw:style-name="a139" draw:name="Rectangle 7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31" draw:layer="Master1-bg" draw:style-name="a142" draw:name="Rectangle 8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46" draw:name="Title 1" svg:x="0.66667in" svg:y="0.58333in" svg:width="12in" svg:height="1.08333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33" presentation:style-name="a163" draw:name="Content Placeholder 2" svg:x="0.66667in" svg:y="1.83in" svg:width="5.88889in" svg:height="5.1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80" draw:name="Content Placeholder 3" svg:x="6.77778in" svg:y="1.83in" svg:width="5.88889in" svg:height="5.1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5" draw:name="Date Placeholder 4" svg:x="0.66667in" svg:y="0.02in" svg:width="4.22222in" svg:height="0.36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10/5/2017</text:date></text:span><text:span text:style-name="a183" text:class-names=""/></text:p>
        </draw:text-box>
        <svg:title/>
        <svg:desc/>
      </draw:frame>
      <draw:frame draw:id="id36" presentation:style-name="a188" draw:name="Footer Placeholder 5" svg:x="5in" svg:y="0.02in" svg:width="6in" svg:height="0.36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37" presentation:style-name="a192" draw:name="Slide Number Placeholder 6" svg:x="11.11111in" svg:y="0.02in" svg:width="1.55556in" svg:height="0.36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</style:master-page>
    <style:master-page style:name="Master1-Layout5-twoTxTwoObj-Comparison" style:page-layout-name="pageLayout1" draw:style-name="a193">
      <draw:custom-shape svg:x="0in" svg:y="0.24145in" svg:width="13.33333in" svg:height="0.25in" draw:id="id38" draw:layer="Master1-bg" draw:style-name="a196" draw:name="Rectangle 11">
        <svg:title/>
        <svg:desc/>
        <text:p text:style-name="a195" text:class-names="" text:cond-style-name=""><text:span text:style-name="a1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39" draw:layer="Master1-bg" draw:style-name="a199" draw:name="Rectangle 12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203" draw:name="Title 1" svg:x="0.66667in" svg:y="0.58333in" svg:width="12in" svg:height="1.08333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41" presentation:style-name="a207" draw:name="Text Placeholder 2" svg:x="0.66667in" svg:y="1.83333in" svg:width="5.73333in" svg:height="0.6996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Edit Master text styles</text:span></text:p>
            </text:list-item>
          </text:list>
        </draw:text-box>
        <svg:title/>
        <svg:desc/>
      </draw:frame>
      <draw:frame draw:id="id42" presentation:style-name="a224" draw:name="Content Placeholder 3" svg:x="0.66667in" svg:y="2.66667in" svg:width="5.73333in" svg:height="4.32118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8" draw:name="Text Placeholder 4" svg:x="6.93333in" svg:y="1.83333in" svg:width="5.73333in" svg:height="0.69965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</draw:text-box>
        <svg:title/>
        <svg:desc/>
      </draw:frame>
      <draw:frame draw:id="id44" presentation:style-name="a245" draw:name="Content Placeholder 5" svg:x="6.93333in" svg:y="2.66667in" svg:width="5.73333in" svg:height="4.32118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50" draw:name="Date Placeholder 6" svg:x="0.66667in" svg:y="0.02in" svg:width="4.22222in" svg:height="0.36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10/5/2017</text:date></text:span><text:span text:style-name="a248" text:class-names=""/></text:p>
        </draw:text-box>
        <svg:title/>
        <svg:desc/>
      </draw:frame>
      <draw:frame draw:id="id46" presentation:style-name="a253" draw:name="Footer Placeholder 7" svg:x="5in" svg:y="0.02in" svg:width="6in" svg:height="0.36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7" presentation:style-name="a257" draw:name="Slide Number Placeholder 8" svg:x="11.11111in" svg:y="0.02in" svg:width="1.55556in" svg:height="0.36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title/>
        <svg:desc/>
      </draw:frame>
      <draw:connector draw:type="line" svg:x1="4.09225in" svg:y1="4.42442in" svg:x2="9.24225in" svg:y2="4.42558in" draw:id="id48" draw:style-name="a258" draw:transform="translate(-6.66725in -4.425in) rotate(-1.5708) translate(6.66725in 4.425in)" draw:name="Straight Connector 10">
        <svg:title/>
        <svg:desc/>
      </draw:connector>
    </style:master-page>
    <style:master-page style:name="Master1-Layout6-titleOnly-Title-Only" style:page-layout-name="pageLayout1" draw:style-name="a259">
      <draw:custom-shape svg:x="0in" svg:y="0.24145in" svg:width="13.33333in" svg:height="0.25in" draw:id="id49" draw:layer="Master1-bg" draw:style-name="a262" draw:name="Rectangle 5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50" draw:layer="Master1-bg" draw:style-name="a265" draw:name="Rectangle 6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9" draw:name="Title 1" svg:x="0.66667in" svg:y="0.58333in" svg:width="12in" svg:height="1.08333in" presentation:class="title" presentation:placeholder="false">
        <draw:text-box>
          <text:p text:style-name="a268" text:class-names="" text:cond-style-name=""><text:span text:style-name="a266" text:class-names="">Click to edit Master title style</text:span><text:span text:style-name="a267" text:class-names=""/></text:p>
        </draw:text-box>
        <svg:title/>
        <svg:desc/>
      </draw:frame>
      <draw:frame draw:id="id52" presentation:style-name="a274" draw:name="Date Placeholder 2" svg:x="0.66667in" svg:y="0.02in" svg:width="4.22222in" svg:height="0.36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5/2017</text:date></text:span><text:span text:style-name="a272" text:class-names=""/></text:p>
        </draw:text-box>
        <svg:title/>
        <svg:desc/>
      </draw:frame>
      <draw:frame draw:id="id53" presentation:style-name="a277" draw:name="Footer Placeholder 3" svg:x="5in" svg:y="0.02in" svg:width="6in" svg:height="0.36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4" presentation:style-name="a281" draw:name="Slide Number Placeholder 4" svg:x="11.11111in" svg:y="0.02in" svg:width="1.55556in" svg:height="0.36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</style:master-page>
    <style:master-page style:name="Master1-Layout7-blank-Blank" style:page-layout-name="pageLayout1" draw:style-name="a282">
      <draw:custom-shape svg:x="0in" svg:y="0.24145in" svg:width="13.33333in" svg:height="0.25in" draw:id="id55" draw:layer="Master1-bg" draw:style-name="a285" draw:name="Rectangle 4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56" draw:layer="Master1-bg" draw:style-name="a288" draw:name="Rectangle 5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93" draw:name="Date Placeholder 1" svg:x="0.66667in" svg:y="0.02in" svg:width="4.22222in" svg:height="0.36in" presentation:class="date-time" presentation:placeholder="false">
        <draw:text-box>
          <text:p text:style-name="a292" text:class-names="" text:cond-style-name=""><text:span text:style-name="a289" text:class-names=""><text:date text:fixed="false" style:data-style-name="a290">10/5/2017</text:date></text:span><text:span text:style-name="a291" text:class-names=""/></text:p>
        </draw:text-box>
        <svg:title/>
        <svg:desc/>
      </draw:frame>
      <draw:frame draw:id="id58" presentation:style-name="a296" draw:name="Footer Placeholder 2" svg:x="5in" svg:y="0.02in" svg:width="6in" svg:height="0.36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59" presentation:style-name="a300" draw:name="Slide Number Placeholder 3" svg:x="11.11111in" svg:y="0.02in" svg:width="1.55556in" svg:height="0.36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>‹#›</text:page-number></text:span><text:span text:style-name="a298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1">
      <draw:custom-shape svg:x="0in" svg:y="0.24145in" svg:width="13.33333in" svg:height="0.25in" draw:id="id60" draw:layer="Master1-bg" draw:style-name="a304" draw:name="Rectangle 9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61" draw:layer="Master1-bg" draw:style-name="a307" draw:name="Rectangle 10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311" draw:name="Title 1" svg:x="0.66667in" svg:y="0.86623in" svg:width="3.12in" svg:height="1.38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63" presentation:style-name="a328" draw:name="Content Placeholder 2" svg:x="4.33333in" svg:y="0.86623in" svg:width="8.33333in" svg:height="6.1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32" draw:name="Text Placeholder 3" svg:x="0.66667in" svg:y="2.33in" svg:width="3.12in" svg:height="4.64087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</draw:text-box>
        <svg:title/>
        <svg:desc/>
      </draw:frame>
      <draw:frame draw:id="id65" presentation:style-name="a337" draw:name="Date Placeholder 4" svg:x="0.66667in" svg:y="0.02in" svg:width="4.22222in" svg:height="0.36in" presentation:class="date-time" presentation:placeholder="false">
        <draw:text-box>
          <text:p text:style-name="a336" text:class-names="" text:cond-style-name=""><text:span text:style-name="a333" text:class-names=""><text:date text:fixed="false" style:data-style-name="a334">10/5/2017</text:date></text:span><text:span text:style-name="a335" text:class-names=""/></text:p>
        </draw:text-box>
        <svg:title/>
        <svg:desc/>
      </draw:frame>
      <draw:frame draw:id="id66" presentation:style-name="a340" draw:name="Footer Placeholder 5" svg:x="5in" svg:y="0.02in" svg:width="6in" svg:height="0.36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67" presentation:style-name="a344" draw:name="Slide Number Placeholder 6" svg:x="11.11111in" svg:y="0.02in" svg:width="1.55556in" svg:height="0.36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>‹#›</text:page-number></text:span><text:span text:style-name="a342" text:class-names=""/></text:p>
        </draw:text-box>
        <svg:title/>
        <svg:desc/>
      </draw:frame>
      <draw:connector draw:type="line" svg:x1="0.99754in" svg:y1="3.91507in" svg:x2="7.09754in" svg:y2="3.91739in" draw:id="id68" draw:style-name="a345" draw:transform="translate(-4.04754in -3.91623in) rotate(-1.5708) translate(4.04754in 3.91623in)" draw:name="Straight Connector 8">
        <svg:title/>
        <svg:desc/>
      </draw:connector>
    </style:master-page>
    <style:master-page style:name="Master1-Layout9-picTx-Picture-with-Caption" style:page-layout-name="pageLayout1" draw:style-name="a346">
      <draw:custom-shape svg:x="0in" svg:y="0.24145in" svg:width="13.33333in" svg:height="0.25in" draw:id="id69" draw:layer="Master1-bg" draw:style-name="a349" draw:name="Rectangle 7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70" draw:layer="Master1-bg" draw:style-name="a352" draw:name="Rectangle 8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56" draw:name="Title 1" svg:x="0.66667in" svg:y="0.86667in" svg:width="3.12435in" svg:height="1.38333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72" presentation:style-name="a360" draw:name="Picture Placeholder 2" svg:x="4.16829in" svg:y="0.91667in" svg:width="8.60949in" svg:height="6.01537in" presentation:class="graphic" presentation:placeholder="false">
        <draw:text-box>
          <text:p text:style-name="a359" text:class-names="" text:cond-style-name=""><text:span text:style-name="a357" text:class-names="">Click icon to add picture</text:span><text:span text:style-name="a358" text:class-names=""/></text:p>
        </draw:text-box>
        <svg:title/>
        <svg:desc/>
      </draw:frame>
      <draw:frame draw:id="id73" presentation:style-name="a364" draw:name="Text Placeholder 3" svg:x="0.66667in" svg:y="2.33333in" svg:width="3.12in" svg:height="4.6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74" presentation:style-name="a369" draw:name="Date Placeholder 4" svg:x="0.66667in" svg:y="0.02in" svg:width="4.22222in" svg:height="0.36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10/5/2017</text:date></text:span><text:span text:style-name="a367" text:class-names=""/></text:p>
        </draw:text-box>
        <svg:title/>
        <svg:desc/>
      </draw:frame>
      <draw:frame draw:id="id75" presentation:style-name="a372" draw:name="Footer Placeholder 5" svg:x="5in" svg:y="0.02in" svg:width="6in" svg:height="0.36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76" presentation:style-name="a376" draw:name="Slide Number Placeholder 6" svg:x="11.11111in" svg:y="0.02in" svg:width="1.55556in" svg:height="0.36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>‹#›</text:page-number></text:span><text:span text:style-name="a37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77">
      <draw:custom-shape svg:x="0in" svg:y="0.24145in" svg:width="13.33333in" svg:height="0.25in" draw:id="id77" draw:layer="Master1-bg" draw:style-name="a380" draw:name="Rectangle 6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78" draw:layer="Master1-bg" draw:style-name="a383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387" draw:name="Title 1" svg:x="0.66667in" svg:y="0.58333in" svg:width="12in" svg:height="1.08333in" presentation:class="title" presentation:placeholder="false">
        <draw:text-box>
          <text:p text:style-name="a386" text:class-names="" text:cond-style-name=""><text:span text:style-name="a384" text:class-names="">Click to edit Master title style</text:span><text:span text:style-name="a385" text:class-names=""/></text:p>
        </draw:text-box>
        <svg:title/>
        <svg:desc/>
      </draw:frame>
      <draw:frame draw:id="id80" presentation:style-name="a404" draw:name="Vertical Text Placeholder 2" svg:x="0.66667in" svg:y="1.75in" svg:width="12in" svg:height="5.33333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Edit Master text styles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0" text:class-names="">Fifth level</text:span><text:span text:style-name="a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09" draw:name="Date Placeholder 3" svg:x="0.66667in" svg:y="0.02in" svg:width="4.22222in" svg:height="0.36in" presentation:class="date-time" presentation:placeholder="false">
        <draw:text-box>
          <text:p text:style-name="a408" text:class-names="" text:cond-style-name=""><text:span text:style-name="a405" text:class-names=""><text:date text:fixed="false" style:data-style-name="a406">10/5/2017</text:date></text:span><text:span text:style-name="a407" text:class-names=""/></text:p>
        </draw:text-box>
        <svg:title/>
        <svg:desc/>
      </draw:frame>
      <draw:frame draw:id="id82" presentation:style-name="a412" draw:name="Footer Placeholder 4" svg:x="5in" svg:y="0.02in" svg:width="6in" svg:height="0.36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83" presentation:style-name="a416" draw:name="Slide Number Placeholder 5" svg:x="11.11111in" svg:y="0.02in" svg:width="1.55556in" svg:height="0.36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17">
      <draw:custom-shape svg:x="0in" svg:y="0.24145in" svg:width="13.33333in" svg:height="0.25in" draw:id="id84" draw:layer="Master1-bg" draw:style-name="a420" draw:name="Rectangl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85" draw:layer="Master1-bg" draw:style-name="a423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427" draw:name="Vertical Title 1" svg:x="9.66667in" svg:y="0.66667in" svg:width="3in" svg:height="6.41667in" presentation:class="title" presentation:placeholder="false">
        <draw:text-box>
          <text:p text:style-name="a426" text:class-names="" text:cond-style-name=""><text:span text:style-name="a424" text:class-names="">Click to edit Master title style</text:span><text:span text:style-name="a425" text:class-names=""/></text:p>
        </draw:text-box>
        <svg:title/>
        <svg:desc/>
      </draw:frame>
      <draw:frame draw:id="id87" presentation:style-name="a444" draw:name="Vertical Text Placeholder 2" svg:x="0.66667in" svg:y="0.66667in" svg:width="8.77778in" svg:height="6.41667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Edit Master text styles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Second level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hird level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list text:style-name="a443">
                            <text:list-item>
                              <text:p text:style-name="a442" text:class-names="" text:cond-style-name=""><text:span text:style-name="a440" text:class-names="">Fifth level</text:span><text:span text:style-name="a4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49" draw:name="Date Placeholder 3" svg:x="0.66667in" svg:y="0.02in" svg:width="4.22222in" svg:height="0.36in" presentation:class="date-time" presentation:placeholder="false">
        <draw:text-box>
          <text:p text:style-name="a448" text:class-names="" text:cond-style-name=""><text:span text:style-name="a445" text:class-names=""><text:date text:fixed="false" style:data-style-name="a446">10/5/2017</text:date></text:span><text:span text:style-name="a447" text:class-names=""/></text:p>
        </draw:text-box>
        <svg:title/>
        <svg:desc/>
      </draw:frame>
      <draw:frame draw:id="id89" presentation:style-name="a452" draw:name="Footer Placeholder 4" svg:x="5in" svg:y="0.02in" svg:width="6in" svg:height="0.36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90" presentation:style-name="a456" draw:name="Slide Number Placeholder 5" svg:x="11.11111in" svg:y="0.02in" svg:width="1.55556in" svg:height="0.36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>‹#›</text:page-number></text:span><text:span text:style-name="a45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unctions</dc:title>
    <meta:initial-creator>David Haynes</meta:initial-creator>
    <dc:creator>Haynes, David (MDH)</dc:creator>
    <meta:creation-date>2017-02-27T21:27:41Z</meta:creation-date>
    <dc:date>2018-10-08T22:09:14Z</dc:date>
    <meta:template xlink:href="GIS_5578_2017" xlink:type="simple"/>
    <meta:editing-cycles>14</meta:editing-cycles>
    <meta:editing-duration>PT100171S</meta:editing-duration>
    <meta:document-statistic meta:paragraph-count="163" meta:word-count="684"/>
  </office:meta>
</office:document-meta>
</file>